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ndara" svg:font-family="Candar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="none" style:writing-mode="page"/>
    </style:style>
    <style:style style:name="Таблица2" style:family="table">
      <style:table-properties style:width="8.308cm" table:align="margins" style:may-break-between-rows="true" table:border-model="collapsing"/>
    </style:style>
    <style:style style:name="Таблица2.A" style:family="table-column">
      <style:table-column-properties style:column-width="4.154cm" style:rel-column-width="32767*"/>
    </style:style>
    <style:style style:name="Таблица2.B" style:family="table-column">
      <style:table-column-properties style:column-width="4.154cm" style:rel-column-width="32768*"/>
    </style:style>
    <style:style style:name="Таблица2.1" style:family="table-row">
      <style:table-row-properties style:min-row-height="0.889cm" fo:keep-together="auto"/>
    </style:style>
    <style:style style:name="Таблица2.A1" style:family="table-cell">
      <style:table-cell-properties fo:padding="0.097cm" fo:border="none" style:writing-mode="page"/>
    </style:style>
    <style:style style:name="Таблица3" style:family="table">
      <style:table-properties style:width="8.308cm" table:align="margins"/>
    </style:style>
    <style:style style:name="Таблица3.A" style:family="table-column">
      <style:table-column-properties style:column-width="4.154cm" style:rel-column-width="32767*"/>
    </style:style>
    <style:style style:name="Таблица3.B" style:family="table-column">
      <style:table-column-properties style:column-width="4.154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8.308cm" table:align="margins"/>
    </style:style>
    <style:style style:name="Таблица4.A" style:family="table-column">
      <style:table-column-properties style:column-width="3.288cm" style:rel-column-width="25941*"/>
    </style:style>
    <style:style style:name="Таблица4.B" style:family="table-column">
      <style:table-column-properties style:column-width="5.02cm" style:rel-column-width="39594*"/>
    </style:style>
    <style:style style:name="Таблица4.1" style:family="table-row">
      <style:table-row-properties style:min-row-height="1.095cm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4.826cm" table:align="margins"/>
    </style:style>
    <style:style style:name="Таблица5.A" style:family="table-column">
      <style:table-column-properties style:column-width="1.796cm" style:rel-column-width="24392*"/>
    </style:style>
    <style:style style:name="Таблица5.B" style:family="table-column">
      <style:table-column-properties style:column-width="3.03cm" style:rel-column-width="41143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8.308cm" table:align="margins"/>
    </style:style>
    <style:style style:name="Таблица6.A" style:family="table-column">
      <style:table-column-properties style:column-width="3.288cm" style:rel-column-width="25941*"/>
    </style:style>
    <style:style style:name="Таблица6.B" style:family="table-column">
      <style:table-column-properties style:column-width="5.02cm" style:rel-column-width="39594*"/>
    </style:style>
    <style:style style:name="Таблица6.A1" style:family="table-cell">
      <style:table-cell-properties fo:padding="0.097cm" fo:border="none"/>
    </style:style>
    <style:style style:name="Таблица2" style:family="table">
      <style:table-properties style:width="8.308cm" table:align="margins" style:may-break-between-rows="true" table:border-model="collapsing"/>
    </style:style>
    <style:style style:name="Таблица2.A" style:family="table-column">
      <style:table-column-properties style:column-width="4.154cm" style:rel-column-width="32767*"/>
    </style:style>
    <style:style style:name="Таблица2.B" style:family="table-column">
      <style:table-column-properties style:column-width="4.154cm" style:rel-column-width="32768*"/>
    </style:style>
    <style:style style:name="Таблица2.1" style:family="table-row">
      <style:table-row-properties style:min-row-height="0.889cm" fo:keep-together="auto"/>
    </style:style>
    <style:style style:name="Таблица2.A1" style:family="table-cell">
      <style:table-cell-properties fo:padding="0.097cm" fo:border="none" style:writing-mode="page"/>
    </style:style>
    <style:style style:name="Таблица3" style:family="table">
      <style:table-properties style:width="8.308cm" table:align="margins"/>
    </style:style>
    <style:style style:name="Таблица3.A" style:family="table-column">
      <style:table-column-properties style:column-width="4.154cm" style:rel-column-width="32767*"/>
    </style:style>
    <style:style style:name="Таблица3.B" style:family="table-column">
      <style:table-column-properties style:column-width="4.154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8.308cm" table:align="margins"/>
    </style:style>
    <style:style style:name="Таблица4.A" style:family="table-column">
      <style:table-column-properties style:column-width="3.288cm" style:rel-column-width="25941*"/>
    </style:style>
    <style:style style:name="Таблица4.B" style:family="table-column">
      <style:table-column-properties style:column-width="5.02cm" style:rel-column-width="39594*"/>
    </style:style>
    <style:style style:name="Таблица4.1" style:family="table-row">
      <style:table-row-properties style:min-row-height="1.095cm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4.826cm" table:align="margins"/>
    </style:style>
    <style:style style:name="Таблица5.A" style:family="table-column">
      <style:table-column-properties style:column-width="1.796cm" style:rel-column-width="24392*"/>
    </style:style>
    <style:style style:name="Таблица5.B" style:family="table-column">
      <style:table-column-properties style:column-width="3.03cm" style:rel-column-width="41143*"/>
    </style:style>
    <style:style style:name="Таблица5.A1" style:family="table-cell">
      <style:table-cell-properties fo:padding="0.097cm" fo:border="none"/>
    </style:style>
    <style:style style:name="Таблица5" style:family="table">
      <style:table-properties style:width="4.826cm" table:align="margins"/>
    </style:style>
    <style:style style:name="Таблица5.A" style:family="table-column">
      <style:table-column-properties style:column-width="1.796cm" style:rel-column-width="24392*"/>
    </style:style>
    <style:style style:name="Таблица5.B" style:family="table-column">
      <style:table-column-properties style:column-width="3.03cm" style:rel-column-width="41143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8.308cm" table:align="margins"/>
    </style:style>
    <style:style style:name="Таблица6.A" style:family="table-column">
      <style:table-column-properties style:column-width="3.288cm" style:rel-column-width="25941*"/>
    </style:style>
    <style:style style:name="Таблица6.B" style:family="table-column">
      <style:table-column-properties style:column-width="5.02cm" style:rel-column-width="39594*"/>
    </style:style>
    <style:style style:name="Таблица6.A1" style:family="table-cell">
      <style:table-cell-properties fo:padding="0.097cm" fo:border="none"/>
    </style:style>
    <style:style style:name="P1" style:family="paragraph" style:parent-style-name="Preformatted_20_Text" style:master-page-name="">
      <style:paragraph-properties fo:text-align="center" style:justify-single-word="false" style:page-number="auto">
        <style:tab-stops>
          <style:tab-stop style:position="1cm" style:type="char" style:char="_" style:leader-style="solid" style:leader-text="_"/>
        </style:tab-stops>
      </style:paragraph-properties>
      <style:text-properties fo:color="#666666" loext:opacity="100%" style:text-position="sub 58%" style:font-name="Candara" fo:font-size="11pt" officeooo:rsid="000acdd6" officeooo:paragraph-rsid="0003a8db" style:font-size-asian="11pt" style:font-size-complex="11pt"/>
    </style:style>
    <style:style style:name="P2" style:family="paragraph" style:parent-style-name="Preformatted_20_Text">
      <style:paragraph-properties fo:text-align="center" style:justify-single-word="false">
        <style:tab-stops>
          <style:tab-stop style:position="1cm" style:type="char" style:char="_" style:leader-style="solid" style:leader-text="_"/>
        </style:tab-stops>
      </style:paragraph-properties>
      <style:text-properties fo:color="#666666" loext:opacity="100%" style:text-position="sub 58%" style:font-name="Candara" fo:font-size="11pt" officeooo:rsid="000acdd6" officeooo:paragraph-rsid="0003a8db" style:font-size-asian="11pt" style:font-size-complex="11pt"/>
    </style:style>
    <style:style style:name="P3" style:family="paragraph" style:parent-style-name="Preformatted_20_Text">
      <style:paragraph-properties fo:text-align="center" style:justify-single-word="false">
        <style:tab-stops>
          <style:tab-stop style:position="1cm" style:type="char" style:char="_" style:leader-style="solid" style:leader-text="_"/>
        </style:tab-stops>
      </style:paragraph-properties>
      <style:text-properties style:font-name="Candara" fo:font-size="11pt" officeooo:paragraph-rsid="0003a8db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andara" fo:font-size="11pt" officeooo:paragraph-rsid="0003a8db" style:font-size-asian="11pt" style:font-size-complex="11pt"/>
    </style:style>
    <style:style style:name="P5" style:family="paragraph" style:parent-style-name="Standard">
      <style:paragraph-properties fo:text-align="center" style:justify-single-word="false" fo:padding="0.049cm" fo:border-left="none" fo:border-right="none" fo:border-top="none" fo:border-bottom="0.06pt solid #000000">
        <style:tab-stops/>
      </style:paragraph-properties>
      <style:text-properties style:font-name="Candara" fo:font-size="11pt" officeooo:rsid="000c01ea" officeooo:paragraph-rsid="0003a8db" style:font-size-asian="11pt" style:font-size-complex="11pt"/>
    </style:style>
    <style:style style:name="P6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style:font-name="Candara" fo:font-size="11pt" officeooo:rsid="000c01ea" officeooo:paragraph-rsid="0003a8db" style:font-size-asian="11pt" style:font-size-complex="11pt"/>
    </style:style>
    <style:style style:name="P7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style:font-name="Candara" fo:font-size="11pt" officeooo:rsid="000c01ea" officeooo:paragraph-rsid="0003a8db" style:font-size-asian="11pt" style:font-size-complex="11pt"/>
    </style:style>
    <style:style style:name="P8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style:font-name="Candara" fo:font-size="11pt" officeooo:rsid="000c01ea" officeooo:paragraph-rsid="0003a8db" style:font-size-asian="11pt" style:font-size-complex="11pt"/>
    </style:style>
    <style:style style:name="P9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style:font-name="Candara" fo:font-size="11pt" officeooo:rsid="000c01ea" officeooo:paragraph-rsid="0003a8db" style:font-size-asian="11pt" style:font-size-complex="11pt"/>
    </style:style>
    <style:style style:name="P10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style:font-name="Candara" fo:font-size="11pt" officeooo:rsid="000c01ea" officeooo:paragraph-rsid="0003a8db" style:font-size-asian="11pt" style:font-size-complex="11pt"/>
    </style:style>
    <style:style style:name="P11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style:font-name="Candara" fo:font-size="11pt" officeooo:rsid="000c01ea" officeooo:paragraph-rsid="0003a8db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Candara" fo:font-size="11pt" officeooo:rsid="000acdd6" officeooo:paragraph-rsid="0003a8db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Candara" fo:font-size="11pt" officeooo:paragraph-rsid="0003a8db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666666" loext:opacity="100%" style:font-name="Candara" fo:font-size="11pt" officeooo:paragraph-rsid="0003a8db" style:font-size-asian="11pt" style:font-size-complex="11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cm" style:type="char" style:char="_" style:leader-style="solid" style:leader-text="_"/>
        </style:tab-stops>
      </style:paragraph-properties>
      <style:text-properties fo:color="#666666" loext:opacity="100%" style:text-position="sub 58%" style:font-name="Candara" fo:font-size="11pt" officeooo:rsid="000acdd6" officeooo:paragraph-rsid="0003a8db" style:font-size-asian="11pt" style:font-size-complex="11pt"/>
    </style:style>
    <style:style style:name="P16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fo:color="#666666" loext:opacity="100%" style:text-position="sub 58%" style:font-name="Candara" fo:font-size="11pt" officeooo:rsid="000acdd6" officeooo:paragraph-rsid="0003a8db" style:font-size-asian="11pt" style:font-size-complex="11pt"/>
    </style:style>
    <style:style style:name="P17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fo:color="#666666" loext:opacity="100%" style:text-position="sub 58%" style:font-name="Candara" fo:font-size="11pt" officeooo:rsid="000acdd6" officeooo:paragraph-rsid="0003a8db" style:font-size-asian="11pt" style:font-size-complex="11pt"/>
    </style:style>
    <style:style style:name="P18" style:family="paragraph" style:parent-style-name="Standard" style:master-page-name="">
      <style:paragraph-properties fo:text-align="center" style:justify-single-word="false" style:page-number="auto" fo:padding="0.049cm" fo:border-left="none" fo:border-right="none" fo:border-top="none" fo:border-bottom="0.06pt solid #000000">
        <style:tab-stops/>
      </style:paragraph-properties>
      <style:text-properties fo:color="#666666" loext:opacity="100%" style:text-position="sub 58%" style:font-name="Candara" fo:font-size="11pt" officeooo:rsid="000acdd6" officeooo:paragraph-rsid="0003a8db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officeooo:paragraph-rsid="0003a8db"/>
    </style:style>
    <style:style style:name="P20" style:family="paragraph" style:parent-style-name="Standard">
      <style:paragraph-properties fo:text-align="start" style:justify-single-word="false"/>
      <style:text-properties style:font-name="Candara" fo:font-size="11pt" officeooo:paragraph-rsid="0003a8db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Candara" fo:font-size="11pt" officeooo:paragraph-rsid="0003a8db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ndara" fo:font-size="11pt" officeooo:paragraph-rsid="0003a8db" style:font-size-asian="11pt" style:font-size-complex="11pt"/>
    </style:style>
    <style:style style:name="T1" style:family="text">
      <style:text-properties officeooo:rsid="000c01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ndara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Candara" fo:font-size="11pt" fo:language="ru" fo:country="RU" fo:font-weight="bold" officeooo:rsid="0017c77e" style:font-size-asian="11pt" style:font-weight-asian="bold" style:font-size-complex="11pt" style:font-weight-complex="bold"/>
    </style:style>
    <style:style style:name="T5" style:family="text">
      <style:text-properties style:font-name="Candara" fo:font-size="11pt" fo:language="ru" fo:country="RU" fo:font-weight="normal" officeooo:rsid="0003a8db" style:font-size-asian="11pt" style:font-weight-asian="normal" style:font-size-complex="11pt" style:font-weight-complex="normal"/>
    </style:style>
    <style:style style:name="T6" style:family="text">
      <style:text-properties style:font-name="Candara" fo:font-size="11pt" fo:language="ru" fo:country="RU" fo:font-weight="normal" officeooo:rsid="00053975" style:font-size-asian="11pt" style:font-weight-asian="normal" style:font-size-complex="11pt" style:font-weight-complex="normal"/>
    </style:style>
    <style:style style:name="T7" style:family="text">
      <style:text-properties style:font-name="Candara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Candara" fo:font-size="11pt" fo:language="en" fo:country="US" fo:font-weight="normal" officeooo:rsid="0003a8db" style:font-size-asian="11pt" style:font-weight-asian="normal" style:font-size-complex="11pt" style:font-weight-complex="normal"/>
    </style:style>
    <style:style style:name="T9" style:family="text">
      <style:text-properties style:font-name="Candara" fo:font-size="11pt" fo:language="en" fo:country="US" fo:font-weight="normal" officeooo:rsid="00053975" style:font-size-asian="11pt" style:font-weight-asian="normal" style:font-size-complex="11pt" style:font-weight-complex="normal"/>
    </style:style>
    <style:style style:name="T10" style:family="text">
      <style:text-properties fo:color="#000000" loext:opacity="100%" style:font-name="Caladea" fo:font-size="11pt" fo:language="en" fo:country="US" fo:font-style="normal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1" style:family="text">
      <style:text-properties fo:color="#000000" loext:opacity="100%" style:font-name="Candara" fo:font-size="11pt" fo:font-style="normal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2" style:family="text">
      <style:text-properties fo:color="#000000" loext:opacity="100%" style:font-name="Candara" fo:font-size="11pt" fo:language="en" fo:country="US" fo:font-style="normal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ОБРНАУКИ РОССИИ</text:p>
      <text:p text:style-name="P4"/>
      <text:p text:style-name="P4">Федеральное государственное бюджетное образовательное учреждение высшего</text:p>
      <text:p text:style-name="P4">образования</text:p>
      <text:p text:style-name="P4"/>
      <text:p text:style-name="P4">НИЖЕГОРОДСКИЙ ГОСУДАРСТВЕННЫЙ ТЕХНИЧЕСКИЙ</text:p>
      <text:p text:style-name="P4"/>
      <text:p text:style-name="P4">УНИВЕРСИТЕТ им. Р.Е.АЛЕКСЕЕВА</text:p>
      <text:p text:style-name="P4"/>
      <text:p text:style-name="P4"/>
      <text:p text:style-name="P4"/>
      <text:p text:style-name="P4">Институт радиоэлектроники и информационных технологий</text:p>
      <text:p text:style-name="P4"/>
      <text:p text:style-name="P4">Кафедра информатики и систем управления</text:p>
      <text:p text:style-name="P4"/>
      <text:p text:style-name="P4"/>
      <text:p text:style-name="P5"/>
      <text:p text:style-name="P5"/>
      <text:p text:style-name="P1"><text:span text:style-name="T1">(</text:span>Наименование темы проекта или работы<text:span text:style-name="T1">)</text:span></text:p>
      <text:p text:style-name="P12"/>
      <text:p text:style-name="P12"/>
      <text:p text:style-name="P12">ПОЯСНИТЕЛЬНАЯ ЗАПИСКА</text:p>
      <text:p text:style-name="P12"/>
      <text:p text:style-name="P4">к курсовой работе</text:p>
      <text:p text:style-name="P4"/>
      <text:p text:style-name="P14">(курсовому проекту, ОТЧЕТ по лабораторной работе)</text:p>
      <text:p text:style-name="P4">по дисциплине</text:p>
      <text:p text:style-name="P12"/>
      <text:p text:style-name="P6"/>
      <text:p text:style-name="P15">(наименование дисциплины)</text:p>
      <text:p text:style-name="P2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13">РУКОВОДИТЕЛЬ:</text:p>
            <table:table table:name="Таблица2" table:style-name="Таблица2">
              <table:table-column table:style-name="Таблица2.A"/>
              <table:table-column table:style-name="Таблица2.B"/>
              <table:table-row table:style-name="Таблица2.1">
                <table:table-cell table:style-name="Таблица2.A1" office:value-type="string">
                  <text:p text:style-name="P6"/>
                  <text:p text:style-name="P15">(<text:span text:style-name="T1">подпись</text:span>)</text:p>
                </table:table-cell>
                <table:table-cell table:style-name="Таблица2.A1" office:value-type="string">
                  <text:p text:style-name="P6">Савкин А.Е.</text:p>
                  <text:p text:style-name="P15">(<text:span text:style-name="T1">фио</text:span>)</text:p>
                </table:table-cell>
              </table:table-row>
            </table:table>
            <text:p text:style-name="P13">СТУДЕНТ:</text:p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6"/>
                  <text:p text:style-name="P15">(<text:span text:style-name="T1">подпись</text:span>)</text:p>
                </table:table-cell>
                <table:table-cell table:style-name="Таблица3.A1" office:value-type="string">
                  <text:p text:style-name="P6">Сарвардинов Р.Д.</text:p>
                  <text:p text:style-name="P15">(<text:span text:style-name="T1">фио</text:span>)</text:p>
                </table:table-cell>
              </table:table-row>
              <table:table-row>
                <table:table-cell table:style-name="Таблица3.A1" office:value-type="string">
                  <text:p text:style-name="P22"/>
                </table:table-cell>
                <table:table-cell table:style-name="Таблица3.A1" office:value-type="string">
                  <text:p text:style-name="P6">24Вмв</text:p>
                  <text:p text:style-name="P15">(<text:span text:style-name="T1">шифр гр.</text:span>)</text:p>
                </table:table-cell>
              </table:table-row>
            </table:table>
            <table:table table:name="Таблица4" table:style-name="Таблица4">
              <table:table-column table:style-name="Таблица4.A"/>
              <table:table-column table:style-name="Таблица4.B"/>
              <table:table-row table:style-name="Таблица4.1">
                <table:table-cell table:style-name="Таблица4.A1" office:value-type="string">
                  <text:p text:style-name="P13">Работа защищена</text:p>
                  <text:p text:style-name="P22"/>
                </table:table-cell>
                <table:table-cell table:style-name="Таблица4.A1" office:value-type="string">
                  <table:table table:name="Таблица5" table:style-name="Таблица5">
                    <table:table-column table:style-name="Таблица5.A"/>
                    <table:table-column table:style-name="Таблица5.B"/>
                    <table:table-row>
                      <table:table-cell table:style-name="Таблица5.A1" office:value-type="string">
                        <text:p text:style-name="P16"/>
                      </table:table-cell>
                      <table:table-cell table:style-name="Таблица5.A1" office:value-type="string">
                        <text:p text:style-name="P16"/>
                      </table:table-cell>
                    </table:table-row>
                  </table:table>
                  <text:p text:style-name="P22"/>
                </table:table-cell>
              </table:table-row>
            </table:table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3">С оценкой</text:p>
                </table:table-cell>
                <table:table-cell table:style-name="Таблица6.A1" office:value-type="string">
                  <text:p text:style-name="P16"/>
                </table:table-cell>
              </table:table-row>
            </table:table>
            <text:p text:style-name="P1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Нижний Новгород 2025</text:p>
      <text:p text:style-name="P13"><text:soft-page-break/><text:span text:style-name="T2">Цель работы:</text:span></text:p>
      <text:p text:style-name="P19"><text:span text:style-name="T3">Научиться работать с системой контроля версий Git и платформой GitHub для управления проектом <text:line-break/><text:line-break/></text:span><text:span text:style-name="T4">Ход работы</text:span><text:span text:style-name="T7">:<text:line-break/></text:span><text:span text:style-name="T11">Создаем локальную копию </text:span><text:span text:style-name="T12">c</text:span><text:span text:style-name="T11"> помощью команды:</text:span></text:p>
      <text:p text:style-name="P19"><text:span text:style-name="T10">git clone github.com/OrangeRedeng/Spring_2025</text:span></text:p>
      <text:p text:style-name="P19"><text:span text:style-name="T3"><text:line-break/></text:span><text:span text:style-name="Strong_20_Emphasis"><text:span text:style-name="T3">Добавление файлов: </text:span></text:span></text:p>
      <text:p text:style-name="P19"><text:span text:style-name="Source_20_Text"><text:span text:style-name="T3">git add </text:span></text:span><text:span text:style-name="Strong_20_Emphasis"><text:span text:style-name="T3">. <text:line-break/><text:line-break/></text:span></text:span><text:span text:style-name="Strong_20_Emphasis"><text:span text:style-name="T5">Проверка статуса репозитория<text:line-break/></text:span></text:span><text:span text:style-name="Strong_20_Emphasis"><text:span text:style-name="T8">git status <text:line-break/><text:line-break/></text:span></text:span><text:span text:style-name="Strong_20_Emphasis"><text:span text:style-name="T6">создание коммита <text:line-break/></text:span></text:span><text:span text:style-name="Strong_20_Emphasis"><text:span text:style-name="T9">git commit -m first commit<text:line-break/><text:line-break/></text:span></text:span><text:span text:style-name="Strong_20_Emphasis"><text:span text:style-name="T6">пушим в нашу ветку <text:line-break/></text:span></text:span><text:span text:style-name="Strong_20_Emphasis"><text:span text:style-name="T9">git push<text:line-break/></text:span></text:span><text:span text:style-name="Strong_20_Emphasis"><text:span text:style-name="T3"><text:line-break/><text:line-break/></text:span></text:span></text:p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ndara" svg:font-family="Candar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6:26:56.375000000</meta:creation-date>
    <dc:date>2025-05-11T16:44:57.453000000</dc:date>
    <meta:editing-duration>PT7M9S</meta:editing-duration>
    <meta:editing-cycles>1</meta:editing-cycles>
    <meta:document-statistic meta:table-count="6" meta:image-count="0" meta:object-count="0" meta:page-count="2" meta:paragraph-count="31" meta:word-count="114" meta:character-count="919" meta:non-whitespace-character-count="822"/>
    <meta:generator>LibreOffice/24.2.6.2$Windows_X86_64 LibreOffice_project/ef66aa7e36a1bb8e65bfbc63aba53045a14d0871</meta:generator>
  </office:meta>
</office:document-meta>
</file>